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ext-autospace="none"/>
      <style:text-properties fo:color="#1c1c1c" style:text-outline="false" style:text-position="0% 100%" style:font-name="Helvetica" fo:font-size="14pt" fo:letter-spacing="normal" fo:font-weight="normal" style:letter-kerning="false" style:font-name-asian="Helvetica" style:font-size-asian="14pt" style:font-weight-asian="normal" style:font-name-complex="Helvetica"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BA (stylised ᗅᗺᗷᗅ) were a Swedish pop group formed in Stockholm in 1972. With members Agnetha Fältskog, Björn Ulvaeus, Benny Andersson, and Anni-Frid Lyngstad, ABBA became one of the most commercially successful acts in the history of popular music, topping the charts worldwide from 1975 to 1982. They won the Eurovision Song Contest 1974 at the Dome in Brighton, UK, giving Sweden its first triumph in the contest, and were the most successful group ever to take part in the compet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9T14:30:07.551730604</meta:creation-date>
    <dc:date>2015-09-29T16:44:02</dc:date>
    <meta:editing-duration>PT8M9S</meta:editing-duration>
    <meta:editing-cycles>6</meta:editing-cycles>
    <meta:generator>OpenOffice/4.1.1$Unix OpenOffice.org_project/411m6$Build-9775</meta:generator>
    <meta:document-statistic meta:table-count="0" meta:image-count="0" meta:object-count="0" meta:page-count="1" meta:paragraph-count="1" meta:word-count="81" meta:character-count="491"/>
  </office:meta>
</office:document-meta>
</file>